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Pictures/2000000A000000DD000000DD245BE18F0D847CFC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246.15mm" svg:height="146.88mm" svg:x="68.28mm" svg:y="1438.34mm">
            <loext:p draw:notify-on-update-of-ranges="Hoja1.B2:Hoja1.B3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9">00/00/0000</text:date>, <text:time style:data-style-name="N2" text:time-value="13:07:37.8700077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4T18:53:25.977511766</meta:creation-date>
    <dc:date>2022-09-29T13:10:59.900713872</dc:date>
    <meta:editing-duration>PT1H34M11S</meta:editing-duration>
    <meta:editing-cycles>4</meta:editing-cycles>
    <meta:generator>LibreOffice/5.1.6.2$Linux_X86_64 LibreOffice_project/10m0$Build-2</meta:generator>
    <meta:document-statistic meta:table-count="1" meta:cell-count="3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245BE18F0D847CFC.svm"/>
      </style:chart-properties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150" chart:maximum="21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616cm" svg:height="14.689cm" xlink:href=".." xlink:type="simple" chart:class="chart:scatter" chart:style-name="ch1">
        <chart:legend chart:legend-position="end" svg:x="22.168cm" svg:y="7.045cm" style:legend-expansion="high" chart:style-name="ch2"/>
        <chart:plot-area chart:style-name="ch3" table:cell-range-address="Hoja1.B2:Hoja1.B333" svg:x="0.492cm" svg:y="0.293cm" svg:width="21.184cm" svg:height="14.103cm">
          <chartooo:coordinate-region svg:x="1.299cm" svg:y="0.492cm" svg:width="20.097cm" svg:height="13.257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Hoja1.B2:Hoja1.B333" chart:class="chart:scatter">
            <chart:data-point chart:repeated="3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0">
                <text:p>160</text:p>
                <draw:g>
                  <svg:desc>Hoja1.B2:Hoja1.B3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